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cd99" officeooo:paragraph-rsid="00169926"/>
    </style:style>
    <style:style style:name="P2" style:family="paragraph" style:parent-style-name="Standard">
      <style:text-properties officeooo:rsid="002407a2" officeooo:paragraph-rsid="00169926"/>
    </style:style>
    <style:style style:name="P3" style:family="paragraph" style:parent-style-name="Standard">
      <style:text-properties style:font-name="Liberation Serif" fo:font-style="italic" officeooo:rsid="00119402" officeooo:paragraph-rsid="00169926" style:font-style-asian="italic" style:font-style-complex="italic"/>
    </style:style>
    <style:style style:name="P4" style:family="paragraph" style:parent-style-name="Standard">
      <style:text-properties officeooo:rsid="00254ec3" officeooo:paragraph-rsid="00169926"/>
    </style:style>
    <style:style style:name="P5" style:family="paragraph" style:parent-style-name="Standard">
      <style:text-properties officeooo:rsid="0022556b" officeooo:paragraph-rsid="00169926"/>
    </style:style>
    <style:style style:name="P6" style:family="paragraph" style:parent-style-name="Standard">
      <style:text-properties officeooo:rsid="00017b7b" officeooo:paragraph-rsid="00169926"/>
    </style:style>
    <style:style style:name="P7" style:family="paragraph" style:parent-style-name="Standard">
      <style:text-properties officeooo:rsid="00031b05" officeooo:paragraph-rsid="00169926"/>
    </style:style>
    <style:style style:name="P8" style:family="paragraph" style:parent-style-name="Standard">
      <style:text-properties officeooo:rsid="0050d76f" officeooo:paragraph-rsid="00169926"/>
    </style:style>
    <style:style style:name="P9" style:family="paragraph" style:parent-style-name="Standard">
      <style:text-properties officeooo:rsid="00046f6d" officeooo:paragraph-rsid="00169926"/>
    </style:style>
    <style:style style:name="P10" style:family="paragraph" style:parent-style-name="Standard">
      <style:text-properties officeooo:rsid="00431865" officeooo:paragraph-rsid="00169926"/>
    </style:style>
    <style:style style:name="P11" style:family="paragraph" style:parent-style-name="Standard">
      <style:text-properties officeooo:rsid="00049059" officeooo:paragraph-rsid="00169926"/>
    </style:style>
    <style:style style:name="T1" style:family="text">
      <style:text-properties officeooo:rsid="00ff4a94"/>
    </style:style>
    <style:style style:name="T2" style:family="text">
      <style:text-properties officeooo:rsid="0311071c"/>
    </style:style>
    <style:style style:name="T3" style:family="text">
      <style:text-properties officeooo:rsid="011c4e4b"/>
    </style:style>
    <style:style style:name="T4" style:family="text">
      <style:text-properties officeooo:rsid="00031b05"/>
    </style:style>
    <style:style style:name="T5" style:family="text">
      <style:text-properties officeooo:rsid="011de71c"/>
    </style:style>
    <style:style style:name="T6" style:family="text">
      <style:text-properties officeooo:rsid="0312280f"/>
    </style:style>
    <style:style style:name="T7" style:family="text">
      <style:text-properties officeooo:rsid="0100febe"/>
    </style:style>
    <style:style style:name="T8" style:family="text">
      <style:text-properties officeooo:rsid="0050d76f"/>
    </style:style>
    <style:style style:name="T9" style:family="text">
      <style:text-properties officeooo:rsid="00431865"/>
    </style:style>
    <style:style style:name="T10" style:family="text">
      <style:text-properties officeooo:rsid="0044c35d"/>
    </style:style>
    <style:style style:name="T11" style:family="text">
      <style:text-properties officeooo:rsid="000490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Потом мы сдавали экзамены за девятый класс. Самым страшным был экзамен по химии — кто в ней что поймёт?</text:p>
      <text:p text:style-name="P2">Как многие другие, я вызубрил ответы на один билет, но он мне не попался. </text:p>
      <text:p text:style-name="P2">Не знаю почему, Татьяна Фёдоровна начала меня вытягивать дополнительными вопросами и поставила четвёрку.</text:p>
      <text:p text:style-name="P2"/>
      <text:p text:style-name="P3"><text:span text:style-name="T1">(...в</text:span> те непостижимо далёкие времена я ещё не знал, <text:span text:style-name="T2">что все мои удачи</text:span> <text:span text:style-name="T1">и т.д., и т.п....)</text:span></text:p>
      <text:p text:style-name="P3"/>
      <text:p text:style-name="P2">Ассистентом на экзамене был Бинкин. Он развлекался тем, что показывал Владе номера билетов разложенных на столе перед экзаменаторами.</text:p>
      <text:p text:style-name="P2">Подымет, покажет, покивает головой и — кладёт обратно на то же самое место.</text:p>
      <text:p text:style-name="P2">Владя сидел за последней партой, чтоб списывать из шпаргалок заготовленных усердными девушками, которые уже сдали экзамен <text:span text:style-name="T3">и отдали ему свои заготовки</text:span>.</text:p>
      <text:p text:style-name="P2">Но что разберёшь из сложенной в гармошку бумажной ленты с непонятными формулами и почерком в три раза мельче нормального?</text:p>
      <text:p text:style-name="P4">Конечно, Владя рад бы поменять попавшийся ему билет на тот, который выучил.</text:p>
      <text:p text:style-name="P4">Бинкин играл по честному — показанные билеты клал туда, откуда взяты. </text:p>
      <text:p text:style-name="P4">Просто Владя сидел слишком далеко, чтоб различить написанные на билетах номера.</text:p>
      <text:p text:style-name="P4">Он сделал ещё две попытки вытащить нужный билет, но обе мимо. </text:p>
      <text:p text:style-name="P4">Всё же тройку ему поставили и Бинкин сказал:</text:p>
      <text:p text:style-name="P4">- Это тебе исключительно за твоё пролетарское происхождение.</text:p>
      <text:p text:style-name="P5"/>
      <text:p text:style-name="P6">К своей одежде я никогда не придирался — носил, что дадут, лишь бы не грязная и не драная, но и за этим больше следила мама, чем я.</text:p>
      <text:p text:style-name="P6">Так что та моя обновка — куртка из коричневого дерматина по выкройкам «Работницы» <text:s/>— <text:s/>появилась по <text:s/>инициативе <text:span text:style-name="T2">мамы</text:span> и пошита была её руками.</text:p>
      <text:p text:style-name="P6">Деньги на дерматин нашлись, потому что отец перешёл слесарем в Рембазу и его зарплата стала на десять рублей больше.</text:p>
      <text:p text:style-name="P6">Хорошая получилась куртка — приятного коричневого цвета с манжетами и поясом из более т<text:span text:style-name="T4">ё</text:span>мн<text:span text:style-name="T5">ой ткани</text:span>. <text:span text:style-name="T4">Если посмотреть издалека, она даже отблёскивала на солнце.</text:span></text:p>
      <text:p text:style-name="P7">Через две недели дерматин на сгибах локтей полысел до самой его основы, но свою награду я получал когда куртка имела ещё парадный вид.</text:p>
      <text:p text:style-name="P7">Да, профсоюзный комитет завода КПВРЗ наградил меня, как активного участника самодеятельности. </text:p>
      <text:p text:style-name="P7">На профсоюзной конференции в Клубе председатель <text:span text:style-name="T6">заводского </text:span>профкома лично вручил мне не какую-то <text:span text:style-name="T6">там </text:span>грамоту, а увесистый бумажный свёрток.</text:p>
      <text:p text:style-name="P7">В нём оказались ласты из тёмной резины и маска для подводного плавания.</text:p>
      <text:p text:style-name="P7">Раза два я брал это снаряжение на Сейм, но плавать в ластах оказалось тяжелее, чем <text:span text:style-name="T1">кажется</text:span> глядя на Человека-амфибию. В маску же проникала вода и затекала <text:s text:c="2"/>в нос. </text:p>
      <text:p text:style-name="P7">Хотя, возможно, по другому и не бывает.</text:p>
      <text:p text:style-name="P7">Однако, в планах на лето у меня стояло не изучение придонной жизни водоёмов, а трудоустройство.</text:p>
      <text:p text:style-name="P7"/>
      <text:p text:style-name="P7">Мне нужны были деньги. Много денег. Потому что я — «безлошадный».</text:p>
      <text:p text:style-name="P7">У Влади — мопед «Рига-4»; Чуба на «Десне-3». У Чепы мопеда нет, но он поставил на свой велосипед бензиновый моторчик и, когда стая мопедистов с Посёлка, <text:span text:style-name="T1">треща моторами,</text:span> несётся по проспекту Мира, <text:span text:style-name="T1">он </text:span>не слишком-то и отстаёт.</text:p>
      <text:p text:style-name="P7">Но «Рига-4» всех сильнее.</text:p>
      <text:p text:style-name="P7">Владя, конечно, раза два дал мне прокатиться — <text:span text:style-name="T7">звук</text:span> мотора, ветер в лицо, скорость — восторг!</text:p>
      <text:p text:style-name="P7"><text:soft-page-break/>У Чубы его мопед не выпросишь. <text:span text:style-name="T8">Оседлал его, как куркуль, упёрся ногами в землю и стоит посмеивается.</text:span></text:p>
      <text:p text:style-name="P8">- Ну, дай, <text:span text:style-name="T7">шо</text:span> тебе жалко?</text:p>
      <text:p text:style-name="P8">- Жалко у пчёлки в попке. Понял? А это — мопед.</text:p>
      <text:p text:style-name="P7">- Ну, <text:span text:style-name="T7">шо</text:span> ты жлоб<text:span text:style-name="T8">иш</text:span>ься? Я только по Профессийной и обратно.</text:p>
      <text:p text:style-name="P7">Смеётся, но не даёт.</text:p>
      <text:p text:style-name="P7">- У, жлобяра!</text:p>
      <text:p text:style-name="P7">Опять смеётся.</text:p>
      <text:p text:style-name="P9">Чепин велосипед с моторчиком я и сам не хочу.</text:p>
      <text:p text:style-name="P9"/>
      <text:p text:style-name="P9">Но где заработать на мопед? Вот в чём вопрос.</text:p>
      <text:p text:style-name="P9">Мама сказала, что после девятого класса принимают на Овощную базу. Надо пойти в контору ОРСа на Переезде и написать заявление в Отделе кадров.</text:p>
      <text:p text:style-name="P9">Овощная база это — класс, там, небось, клубника — ящиками. И арбузы в магазин через неё, наверно, попадают.</text:p>
      <text:p text:style-name="P9">Только примут ли? Мне ведь ещё шестнадцать не исполнилось.</text:p>
      <text:p text:style-name="P9">В конторе ОРСа я волновался сильнее, чем на всех летних экзаменах. </text:p>
      <text:p text:style-name="P9">Приняли!</text:p>
      <text:p text:style-name="P9">Так началась моя трудовая карьера.</text:p>
      <text:p text:style-name="P9"/>
      <text:p text:style-name="P9">Овощная база расположена аж за Деповской. Туда я езжу на велосипеде.</text:p>
      <text:p text:style-name="P9">Кроме меня там ещё человек десять школьников. В основном из четырнадцатой школы.</text:p>
      <text:p text:style-name="P9">Одного я опознал — низкорослый с длинными патлами, кликуха Люк. </text:p>
      <text:p text:style-name="P9">Это он когда-то отвесил мне оплеуху за то, что я стрелял ему в спину.</text:p>
      <text:p text:style-name="P9">Он старого не поминает, ну, а я — тем более.</text:p>
      <text:p text:style-name="P9"/>
      <text:p text:style-name="P9">Первую пару дней мы сортировали ящики — пустые, конечно, без клубники; <text:span text:style-name="T5">которые</text:span> целые, <text:span text:style-name="T9">те</text:span> в сарай, которы<text:span text:style-name="T7">м нужен</text:span> ремонт — рядом с сараем, <text:span text:style-name="T9">а </text:span>те, что вдрызг во-о-он к тем плитам посреди двора.</text:p>
      <text:p text:style-name="P9"/>
      <text:p text:style-name="P10">Когда грузовик с овощами въезжает на платформу весов, его взвешивают; после разгрузки он въезжает на неё же пустым: разность веса покажет сколько привезено овощей. При условии, что весы не врут.</text:p>
      <text:p text:style-name="P10">Вот тут-то и нужна их проверка с отладкой, нужен мастер, которы<text:span text:style-name="T5">й</text:span> знает что где <text:span text:style-name="T6">требуется</text:span> подкру<text:span text:style-name="T6">ти</text:span>ть, нужна пробная тонна груза из чугунных гирь-параллелепипедов весом по 20 кГ, нужны мы — рабочая сила, чтобы перетаскивать эту тонну с одного угла платформы на другой <text:span text:style-name="T6">во время подкруток</text:span>. </text:p>
      <text:p text:style-name="P10">Отладка весов для грузовиков показ<text:span text:style-name="T5">ала</text:span> кто <text:span text:style-name="T7">среди нас </text:span>есть кто. </text:p>
      <text:p text:style-name="P10">Поначалу это вроде спортивного соревнования, мы таскаем гири наперегонки, к третьему углу начинаем подмечать кто из нас сачкует, а кто идёт до конца...</text:p>
      <text:p text:style-name="P9"><text:span text:style-name="T7">Затем мы</text:span> <text:span text:style-name="T10">пару дней </text:span>чистили картофелехранилище, где сгнила прошлогодняя картошка.</text:p>
      <text:p text:style-name="P9"><text:span text:style-name="T10">Я в</text:span> жизни не представлял, что<text:span text:style-name="T10"> на свете</text:span> <text:span text:style-name="T10">есть </text:span>такая нестерпимая вонища.</text:p>
      <text:p text:style-name="P9">Мы грузим этот смрад лопатами в плетёные двуручные корзины и выносим далеко в бурьян на задворках Овощной базы.</text:p>
      <text:p text:style-name="P9">Число работающих школьников сократилось до пяти.</text:p>
      <text:p text:style-name="P9"/>
      <text:p text:style-name="P9">Основная рабочая сила Базы это бабы в чёрных халатах и <text:span text:style-name="T11">разноцветных косынках на волосах.</text:span></text:p>
      <text:p text:style-name="P11">Они сортируют морковь, или бурак в других хранилищах, а мы уносим наполненные ими ящики.</text:p>
      <text:p text:style-name="P11">Сидя кружком вокруг кучи пыльных овощей, они не умолкают и на минуту. Рассказывают друг другу про «него» и про «неё».</text:p>
      <text:p text:style-name="P11"><text:soft-page-break/>«Она» у них то толстеет, то худеет, то ложится в больницу, то говорит матери, что без него жить не может, то умирает, то уходит к другому; а «он» то пьёт, то алименты не платит, то просит выйти за него, то лечится от алкоголизма, то сдирает на кухне линолеум с пола, чтоб пропить, то уходит в примаки к любовнице.</text:p>
      <text:p text:style-name="P11">Вот так и мелют не смолкая, пока белобрысый хлопец из четырнадцатой, по кличке Длинный, не скажет самой разбитной бабёнке в кругу разбрасывающих овощи по ящикам:</text:p>
      <text:p text:style-name="P11">- Ну, <text:span text:style-name="T7">шо</text:span>, дашь?</text:p>
      <text:p text:style-name="P11">А та в ответ:</text:p>
      <text:p text:style-name="P11">- Дам, только так потяну, шо надвое перерву.</text:p>
      <text:p text:style-name="P11">Подруги начинают на неё тюкать и шикать — с дитём же ж говоришь, разве <text:span text:style-name="T7">ж так </text:span>можно.</text:p>
      <text:p text:style-name="P1"/>
      <text:p text:style-name="P1">Обедать я ездил домой на велосипеде — двадцать минут туда, двадцать минут обратно, десять на суп и чай, или компот. Так что четыре раза в день я набирал сумасшедшую скорость, во всю крутя педали на бетонированном спуске в тоннель Путепровода.</text:p>
      <text:p text:style-name="P1">Какой же работник Овощной базы не любит быстрой езды?!</text:p>
      <text:p text:style-name="P1">Эгей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57:22.773226180</meta:creation-date>
    <dc:date>2017-03-01T16:57:30.643172842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70" meta:word-count="1046" meta:character-count="6446" meta:non-whitespace-character-count="5435"/>
    <meta:generator>LibreOffice/4.3.3.2$Linux_x86 LibreOffice_project/430m0$Build-2</meta:generator>
  </office:meta>
</office:document-meta>
</file>